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465bab1fa3a8672f78fd9b2d871a0376" style:family="table-column">
      <style:table-column-properties fo:break-before="auto" style:use-optimal-column-width="false" style:column-width="6cm"/>
    </style:style>
    <style:style style:name="odsStyleTableColumn-8d0d346a2aa5b7296c9e626fdefb69b8" style:family="table-column">
      <style:table-column-properties fo:break-before="auto" style:use-optimal-column-width="false" style:column-width="5cm"/>
    </style:style>
    <style:style style:name="odsStyleTableColumn-e4a040f37499bd181c8b94685212d73a" style:family="table-column">
      <style:table-column-properties fo:break-before="auto" style:use-optimal-column-width="false" style:column-width="3cm"/>
    </style:style>
    <style:style style:name="odsStyleTableCell-56f6ed8e5ce1136d63bf6f552bb0c7e7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646760f6090a63052a3b9d98df555aad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ed8026e435fe6a0e4ae0f5066c5ce52c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a51eb3affad02af2a136a3e34d93002f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68056563a07b141e5df008375947a36e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465bab1fa3a8672f78fd9b2d871a0376" table:default-cell-style-name="Default"/>
        <table:table-column table:style-name="odsStyleTableColumn-8d0d346a2aa5b7296c9e626fdefb69b8" table:default-cell-style-name="Default"/>
        <table:table-column table:style-name="odsStyleTableColumn-e4a040f37499bd181c8b94685212d73a" table:default-cell-style-name="Default"/>
        <table:table-column table:style-name="odsStyleTableColumn-e4a040f37499bd181c8b94685212d73a" table:default-cell-style-name="Default"/>
        <table:table-column table:style-name="odsStyleTableColumn-e4a040f37499bd181c8b94685212d73a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56f6ed8e5ce1136d63bf6f552bb0c7e7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646760f6090a63052a3b9d98df555aad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646760f6090a63052a3b9d98df555aad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646760f6090a63052a3b9d98df555aad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646760f6090a63052a3b9d98df555aad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ed8026e435fe6a0e4ae0f5066c5ce52c" office:value-type="string">
            <text:p>PAIS</text:p>
          </table:table-cell>
          <table:table-cell table:style-name="odsStyleTableCell-ed8026e435fe6a0e4ae0f5066c5ce52c" office:value-type="string">
            <text:p>UNIDAD MONETARIA</text:p>
          </table:table-cell>
          <table:table-cell table:style-name="odsStyleTableCell-ed8026e435fe6a0e4ae0f5066c5ce52c" office:value-type="string">
            <text:p>MONEDA</text:p>
          </table:table-cell>
          <table:table-cell table:style-name="odsStyleTableCell-ed8026e435fe6a0e4ae0f5066c5ce52c" office:value-type="string">
            <text:p>TIPO DE CAMBIO EN Bs POR UNIDAD DE MONEDA EXTRANJERA</text:p>
          </table:table-cell>
          <table:table-cell table:style-name="odsStyleTableCell-ed8026e435fe6a0e4ae0f5066c5ce52c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46760f6090a63052a3b9d98df555aad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ed8026e435fe6a0e4ae0f5066c5ce52c" office:value-type="string">
            <text:p> </text:p>
          </table:table-cell>
          <table:table-cell table:style-name="odsStyleTableCell-ed8026e435fe6a0e4ae0f5066c5ce52c" office:value-type="string">
            <text:p>UNIDAD MONETARIA</text:p>
          </table:table-cell>
          <table:table-cell table:style-name="odsStyleTableCell-ed8026e435fe6a0e4ae0f5066c5ce52c" office:value-type="string">
            <text:p>MONEDA</text:p>
          </table:table-cell>
          <table:table-cell table:style-name="odsStyleTableCell-ed8026e435fe6a0e4ae0f5066c5ce52c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46760f6090a63052a3b9d98df555aad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ed8026e435fe6a0e4ae0f5066c5ce52c" office:value-type="string">
            <text:p> </text:p>
          </table:table-cell>
        </table:table-row>
        <table:table-row table:style-name="ro1">
          <table:table-cell table:style-name="odsStyleTableCell-a51eb3affad02af2a136a3e34d93002f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8056563a07b141e5df008375947a36e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06</meta:creation-date>
    <meta:generator>ods générator</meta:generator>
    <dc:date>2024-10-15T21:15:06</dc:date>
    <meta:editing-duration>PT1S</meta:editing-duration>
    <meta:editing-cycles>1</meta:editing-cycles>
    <meta:document-statistic meta:table-count="1" meta:cell-count="4" meta:object-count="0"/>
  </office:meta>
</office:document-meta>
</file>